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6.6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ceptr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>
            <text:p>Perceptron</text:p>
          </table:table-cell>
          <table:table-cell table:number-columns-repeated="8"/>
          <table:table-cell table:style-name="ce1" office:value-type="string" calcext:value-type="string">
            <text:p>delta</text:p>
          </table:table-cell>
          <table:table-cell office:value-type="float" office:value="0.00000001" calcext:value-type="float">
            <text:p>1E-08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x</text:p>
          </table:table-cell>
          <table:table-cell table:style-name="ce1" office:value-type="string" calcext:value-type="string">
            <text:p>y=sig(Wx)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 table:number-columns-repeated="6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formula="of:=[.A4]*[.C4]+[.B4]*[.C5]" office:value-type="float" office:value="0.075" calcext:value-type="float">
            <text:p>0.075</text:p>
          </table:table-cell>
          <table:table-cell table:formula="of:=1/(1+EXP(-[.D4]))" office:value-type="float" office:value="0.518741215878535" calcext:value-type="float">
            <text:p>0.518741215878535</text:p>
          </table:table-cell>
          <table:table-cell office:value-type="float" office:value="0.75" calcext:value-type="float">
            <text:p>0.75</text:p>
          </table:table-cell>
          <table:table-cell table:formula="of:=[.E4]-[.F4]" office:value-type="float" office:value="-0.231258784121465" calcext:value-type="float">
            <text:p>-0.231258784121465</text:p>
          </table:table-cell>
          <table:table-cell table:formula="of:=[.G4]^2" office:value-type="float" office:value="0.0534806252333383" calcext:value-type="float">
            <text:p>0.053480625233338</text:p>
          </table:table-cell>
          <table:table-cell/>
          <table:table-cell table:style-name="ce1" office:value-type="string" calcext:value-type="string">
            <text:p>W shift</text:p>
          </table:table-cell>
          <table:table-cell table:number-columns-repeated="2"/>
          <table:table-cell table:style-name="ce1" office:value-type="string" calcext:value-type="string">
            <text:p>dW</text:p>
          </table:table-cell>
          <table:table-cell table:style-name="ce1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A5]*[.C4]+[.B5]*[.C5]" office:value-type="float" office:value="0.125" calcext:value-type="float">
            <text:p>0.125</text:p>
          </table:table-cell>
          <table:table-cell table:formula="of:=1/(1+EXP(-[.D5]))" office:value-type="float" office:value="0.531209373373756" calcext:value-type="float">
            <text:p>0.531209373373756</text:p>
          </table:table-cell>
          <table:table-cell office:value-type="float" office:value="1" calcext:value-type="float">
            <text:p>1</text:p>
          </table:table-cell>
          <table:table-cell table:formula="of:=[.E5]-[.F5]" office:value-type="float" office:value="-0.468790626626244" calcext:value-type="float">
            <text:p>-0.468790626626244</text:p>
          </table:table-cell>
          <table:table-cell table:formula="of:=[.G5]^2" office:value-type="float" office:value="0.219764651612626" calcext:value-type="float">
            <text:p>0.2197646516126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5]*[.$K$1]" office:value-type="float" office:value="0.00000001" calcext:value-type="float">
            <text:p>1E-08</text:p>
          </table:table-cell>
          <table:table-cell table:formula="of:=[.K5]*[.$K$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C</text:p>
          </table:table-cell>
          <table:table-cell table:formula="of:=0.5*SUM([.H4:.H5])" office:value-type="float" office:value="0.136622638422982" calcext:value-type="float">
            <text:p>0.1366226384229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J6]*[.$K$1]" office:value-type="float" office:value="0" calcext:value-type="float">
            <text:p>0</text:p>
          </table:table-cell>
          <table:table-cell table:formula="of:=[.K6]*[.$K$1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dC</text:p>
          </table:table-cell>
          <table:table-cell table:formula="of:=[.H12]-[.H6]" office:value-type="float" office:value="-0.000000000144333683893549" calcext:value-type="float">
            <text:p>-1.44333683893549E-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x</text:p>
          </table:table-cell>
          <table:table-cell table:style-name="ce1" office:value-type="string" calcext:value-type="string">
            <text:p>y=sig(Wx)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 table:number-columns-repeated="6"/>
        </table:table-row>
        <table:table-row table:style-name="ro1">
          <table:table-cell table:formula="of:=[.A4]+[.M5]" office:value-type="float" office:value="-0.09999999" calcext:value-type="float">
            <text:p>-0.09999999</text:p>
          </table:table-cell>
          <table:table-cell table:formula="of:=[.B4]+[.N5]" office:value-type="float" office:value="0.2" calcext:value-type="float">
            <text:p>0.2</text:p>
          </table:table-cell>
          <table:table-cell table:formula="of:=[.C4]" office:value-type="float" office:value="0.25" calcext:value-type="float">
            <text:p>0.25</text:p>
          </table:table-cell>
          <table:table-cell table:formula="of:=[.A10]*[.C10]+[.B10]*[.C11]" office:value-type="float" office:value="0.0750000025" calcext:value-type="float">
            <text:p>0.0750000025</text:p>
          </table:table-cell>
          <table:table-cell table:formula="of:=1/(1+EXP(-[.D10]))" office:value-type="float" office:value="0.518741216502657" calcext:value-type="float">
            <text:p>0.518741216502657</text:p>
          </table:table-cell>
          <table:table-cell table:formula="of:=[.F4]" office:value-type="float" office:value="0.75" calcext:value-type="float">
            <text:p>0.75</text:p>
          </table:table-cell>
          <table:table-cell table:formula="of:=[.E10]-[.F10]" office:value-type="float" office:value="-0.231258783497343" calcext:value-type="float">
            <text:p>-0.231258783497343</text:p>
          </table:table-cell>
          <table:table-cell table:formula="of:=[.G10]^2" office:value-type="float" office:value="0.0534806249446709" calcext:value-type="float">
            <text:p>0.053480624944671</text:p>
          </table:table-cell>
          <table:table-cell/>
          <table:table-cell table:style-name="ce1" office:value-type="string" calcext:value-type="string">
            <text:p>dC/dw</text:p>
          </table:table-cell>
          <table:table-cell table:number-columns-repeated="4"/>
        </table:table-row>
        <table:table-row table:style-name="ro1">
          <table:table-cell table:formula="of:=[.A5]+[.M6]" office:value-type="float" office:value="-0.3" calcext:value-type="float">
            <text:p>-0.3</text:p>
          </table:table-cell>
          <table:table-cell table:formula="of:=[.B5]+[.N6]" office:value-type="float" office:value="0.4" calcext:value-type="float">
            <text:p>0.4</text:p>
          </table:table-cell>
          <table:table-cell table:formula="of:=[.C5]" office:value-type="float" office:value="0.5" calcext:value-type="float">
            <text:p>0.5</text:p>
          </table:table-cell>
          <table:table-cell table:formula="of:=[.A11]*[.C10]+[.B11]*[.C11]" office:value-type="float" office:value="0.125" calcext:value-type="float">
            <text:p>0.125</text:p>
          </table:table-cell>
          <table:table-cell table:formula="of:=1/(1+EXP(-[.D11]))" office:value-type="float" office:value="0.531209373373756" calcext:value-type="float">
            <text:p>0.531209373373756</text:p>
          </table:table-cell>
          <table:table-cell table:formula="of:=[.F5]" office:value-type="float" office:value="1" calcext:value-type="float">
            <text:p>1</text:p>
          </table:table-cell>
          <table:table-cell table:formula="of:=[.E11]-[.F11]" office:value-type="float" office:value="-0.468790626626244" calcext:value-type="float">
            <text:p>-0.468790626626244</text:p>
          </table:table-cell>
          <table:table-cell table:formula="of:=[.G11]^2" office:value-type="float" office:value="0.219764651612626" calcext:value-type="float">
            <text:p>0.219764651612626</text:p>
          </table:table-cell>
          <table:table-cell/>
          <table:table-cell table:formula="of:=[.$K$8]/[.M5]" office:value-type="float" office:value="-0.0144333683893549" calcext:value-type="float">
            <text:p>-0.014433368389355</text:p>
          </table:table-cell>
          <table:table-cell table:formula="of:=[.$K$8]/[.N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C</text:p>
          </table:table-cell>
          <table:table-cell table:formula="of:=0.5*SUM([.H10:.H11])" office:value-type="float" office:value="0.136622638278649" calcext:value-type="float">
            <text:p>0.136622638278649</text:p>
          </table:table-cell>
          <table:table-cell/>
          <table:table-cell table:formula="of:=[.$K$8]/[.M6]" office:value-type="string" office:string-value="" calcext:value-type="error">
            <text:p>#DIV/0!</text:p>
          </table:table-cell>
          <table:table-cell table:formula="of:=[.$K$8]/[.N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W new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IF([.J5]&gt;0;[.A4]-[.$K$15]*[.J11];[.A4])" office:value-type="float" office:value="-0.0985566631610645" calcext:value-type="float">
            <text:p>-0.098556663161065</text:p>
          </table:table-cell>
          <table:table-cell table:formula="of:=IF([.K5]&gt;0;[.B4]-[.$K$15]*[.K11];[.B4])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IF([.J6]&gt;0;[.A5]-[.$K$15]*[.J12];[.A5])" office:value-type="float" office:value="-0.3" calcext:value-type="float">
            <text:p>-0.3</text:p>
          </table:table-cell>
          <table:table-cell table:formula="of:=IF([.K6]&gt;0;[.B5]-[.$K$15]*[.K12];[.B5])" office:value-type="float" office:value="0.4" calcext:value-type="float">
            <text:p>0.4</text:p>
          </table:table-cell>
          <table:table-cell table:number-columns-repeated="3"/>
        </table:table-row>
      </table:table>
      <table:table table:name="1 hidden 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>
            <text:p>Net with 1 hidden layer</text:p>
          </table:table-cell>
          <table:table-cell table:number-columns-repeated="8"/>
          <table:table-cell table:style-name="ce1" office:value-type="string" calcext:value-type="string">
            <text:p>delta</text:p>
          </table:table-cell>
          <table:table-cell office:value-type="float" office:value="0.0000001" calcext:value-type="float">
            <text:p>1E-0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x</text:p>
          </table:table-cell>
          <table:table-cell table:style-name="ce1" office:value-type="string" calcext:value-type="string">
            <text:p>y = sig(Wx)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W shift</text:p>
          </table:table-cell>
          <table:table-cell table:style-name="ce1"/>
          <table:table-cell/>
          <table:table-cell table:style-name="ce1" office:value-type="string" calcext:value-type="string">
            <text:p>dW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formula="of:=[.A4]*[.C4]+[.B4]*[.C5]" office:value-type="float" office:value="0.075" calcext:value-type="float">
            <text:p>0.075</text:p>
          </table:table-cell>
          <table:table-cell table:formula="of:=1/(1+EXP(-[.D4]))" office:value-type="float" office:value="0.518741215878535" calcext:value-type="float">
            <text:p>0.51874121587853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4]*[.$K$1]" office:value-type="float" office:value="0.0000001" calcext:value-type="float">
            <text:p>1E-07</text:p>
          </table:table-cell>
          <table:table-cell table:formula="of:=[.K4]*[.$K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A5]*[.C4]+[.B5]*[.C5]" office:value-type="float" office:value="0.125" calcext:value-type="float">
            <text:p>0.125</text:p>
          </table:table-cell>
          <table:table-cell table:formula="of:=1/(1+EXP(-[.D5]))" office:value-type="float" office:value="0.531209373373756" calcext:value-type="float">
            <text:p>0.53120937337375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formula="of:=[.J5]*[.$K$1]" office:value-type="float" office:value="0" calcext:value-type="float">
            <text:p>0</text:p>
          </table:table-cell>
          <table:table-cell table:formula="of:=[.K5]*[.$K$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z = sig(Vy)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/>
          <table:table-cell table:style-name="ce1" office:value-type="string" calcext:value-type="string">
            <text:p>V shift</text:p>
          </table:table-cell>
          <table:table-cell table:style-name="ce1"/>
          <table:table-cell/>
          <table:table-cell table:style-name="ce1" office:value-type="string" calcext:value-type="string">
            <text:p>dV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" calcext:value-type="float">
            <text:p>-0.3</text:p>
          </table:table-cell>
          <table:table-cell table:formula="of:=[.E4]" office:value-type="float" office:value="0.518741215878535" calcext:value-type="float">
            <text:p>0.518741215878535</text:p>
          </table:table-cell>
          <table:table-cell table:formula="of:=[.A10]*[.C10]+[.B10]*[.C11]" office:value-type="float" office:value="0.0481336743392872" calcext:value-type="float">
            <text:p>0.048133674339287</text:p>
          </table:table-cell>
          <table:table-cell table:formula="of:=1/(1+EXP(-[.D10]))" office:value-type="float" office:value="0.512031095820209" calcext:value-type="float">
            <text:p>0.512031095820209</text:p>
          </table:table-cell>
          <table:table-cell office:value-type="float" office:value="0.75" calcext:value-type="float">
            <text:p>0.75</text:p>
          </table:table-cell>
          <table:table-cell table:formula="of:=[.E10]-[.F10]" office:value-type="float" office:value="-0.237968904179791" calcext:value-type="float">
            <text:p>-0.237968904179791</text:p>
          </table:table-cell>
          <table:table-cell table:formula="of:=[.G10]^2" office:value-type="float" office:value="0.0566291993565305" calcext:value-type="float">
            <text:p>0.0566291993565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J10]*[.$K$1]" office:value-type="float" office:value="0" calcext:value-type="float">
            <text:p>0</text:p>
          </table:table-cell>
          <table:table-cell table:formula="of:=[.K10]*[.$K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formula="of:=[.E5]" office:value-type="float" office:value="0.531209373373756" calcext:value-type="float">
            <text:p>0.531209373373756</text:p>
          </table:table-cell>
          <table:table-cell table:formula="of:=[.A11]*[.C10]+[.B11]*[.C11]" office:value-type="float" office:value="0.0506273058383314" calcext:value-type="float">
            <text:p>0.050627305838331</text:p>
          </table:table-cell>
          <table:table-cell table:formula="of:=1/(1+EXP(-[.D11]))" office:value-type="float" office:value="0.512654123734249" calcext:value-type="float">
            <text:p>0.512654123734249</text:p>
          </table:table-cell>
          <table:table-cell office:value-type="float" office:value="1" calcext:value-type="float">
            <text:p>1</text:p>
          </table:table-cell>
          <table:table-cell table:formula="of:=[.E11]-[.F11]" office:value-type="float" office:value="-0.487345876265751" calcext:value-type="float">
            <text:p>-0.487345876265751</text:p>
          </table:table-cell>
          <table:table-cell table:formula="of:=[.G11]^2" office:value-type="float" office:value="0.237506003113232" calcext:value-type="float">
            <text:p>0.237506003113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J11]*[.$K$1]" office:value-type="float" office:value="0" calcext:value-type="float">
            <text:p>0</text:p>
          </table:table-cell>
          <table:table-cell table:formula="of:=[.K11]*[.$K$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C</text:p>
          </table:table-cell>
          <table:table-cell table:formula="of:=0.5*SUM([.H10:.H11])" office:value-type="float" office:value="0.147067601234882" calcext:value-type="float">
            <text:p>0.147067601234882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W+d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x</text:p>
          </table:table-cell>
          <table:table-cell table:style-name="ce1" office:value-type="string" calcext:value-type="string">
            <text:p>y = sig(Wx)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table:formula="of:=[.A4]+[.M4]" office:value-type="float" office:value="-0.0999999" calcext:value-type="float">
            <text:p>-0.0999999</text:p>
          </table:table-cell>
          <table:table-cell table:formula="of:=[.B4]+[.N4]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formula="of:=[.A17]*[.C17]+[.B17]*[.C18]" office:value-type="float" office:value="0.075000025" calcext:value-type="float">
            <text:p>0.075000025</text:p>
          </table:table-cell>
          <table:table-cell table:formula="of:=1/(1+EXP(-[.D17]))" office:value-type="float" office:value="0.518741222119755" calcext:value-type="float">
            <text:p>0.518741222119755</text:p>
          </table:table-cell>
          <table:table-cell table:number-columns-repeated="9"/>
        </table:table-row>
        <table:table-row table:style-name="ro1">
          <table:table-cell table:formula="of:=[.A5]+[.M5]" office:value-type="float" office:value="-0.3" calcext:value-type="float">
            <text:p>-0.3</text:p>
          </table:table-cell>
          <table:table-cell table:formula="of:=[.B5]+[.N5]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A18]*[.C17]+[.B18]*[.C18]" office:value-type="float" office:value="0.125" calcext:value-type="float">
            <text:p>0.125</text:p>
          </table:table-cell>
          <table:table-cell table:formula="of:=1/(1+EXP(-[.D18]))" office:value-type="float" office:value="0.531209373373756" calcext:value-type="float">
            <text:p>0.531209373373756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V+dV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z = sig(Vy)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 table:number-columns-repeated="6"/>
        </table:table-row>
        <table:table-row table:style-name="ro1">
          <table:table-cell table:formula="of:=[.A10]+[.M10]" office:value-type="float" office:value="0.4" calcext:value-type="float">
            <text:p>0.4</text:p>
          </table:table-cell>
          <table:table-cell table:formula="of:=[.B10]+[.N10]" office:value-type="float" office:value="-0.3" calcext:value-type="float">
            <text:p>-0.3</text:p>
          </table:table-cell>
          <table:table-cell table:formula="of:=[.E17]" office:value-type="float" office:value="0.518741222119755" calcext:value-type="float">
            <text:p>0.518741222119755</text:p>
          </table:table-cell>
          <table:table-cell table:formula="of:=[.A23]*[.C23]+[.B23]*[.C24]" office:value-type="float" office:value="0.0481336768357749" calcext:value-type="float">
            <text:p>0.048133676835775</text:p>
          </table:table-cell>
          <table:table-cell table:formula="of:=1/(1+EXP(-[.D23]))" office:value-type="float" office:value="0.51203109644397" calcext:value-type="float">
            <text:p>0.51203109644397</text:p>
          </table:table-cell>
          <table:table-cell office:value-type="float" office:value="0.75" calcext:value-type="float">
            <text:p>0.75</text:p>
          </table:table-cell>
          <table:table-cell table:formula="of:=[.E23]-[.F23]" office:value-type="float" office:value="-0.23796890355603" calcext:value-type="float">
            <text:p>-0.23796890355603</text:p>
          </table:table-cell>
          <table:table-cell table:formula="of:=[.G23]^2" office:value-type="float" office:value="0.0566291990596592" calcext:value-type="float">
            <text:p>0.056629199059659</text:p>
          </table:table-cell>
          <table:table-cell table:number-columns-repeated="6"/>
        </table:table-row>
        <table:table-row table:style-name="ro1">
          <table:table-cell table:formula="of:=[.A11]+[.M11]" office:value-type="float" office:value="0.2" calcext:value-type="float">
            <text:p>0.2</text:p>
          </table:table-cell>
          <table:table-cell table:formula="of:=[.B11]+[.N11]" office:value-type="float" office:value="-0.1" calcext:value-type="float">
            <text:p>-0.1</text:p>
          </table:table-cell>
          <table:table-cell table:formula="of:=[.E18]" office:value-type="float" office:value="0.531209373373756" calcext:value-type="float">
            <text:p>0.531209373373756</text:p>
          </table:table-cell>
          <table:table-cell table:formula="of:=[.A24]*[.C23]+[.B24]*[.C24]" office:value-type="float" office:value="0.0506273070865753" calcext:value-type="float">
            <text:p>0.050627307086575</text:p>
          </table:table-cell>
          <table:table-cell table:formula="of:=1/(1+EXP(-[.D24]))" office:value-type="float" office:value="0.51265412404611" calcext:value-type="float">
            <text:p>0.51265412404611</text:p>
          </table:table-cell>
          <table:table-cell office:value-type="float" office:value="1" calcext:value-type="float">
            <text:p>1</text:p>
          </table:table-cell>
          <table:table-cell table:formula="of:=[.E24]-[.F24]" office:value-type="float" office:value="-0.48734587595389" calcext:value-type="float">
            <text:p>-0.48734587595389</text:p>
          </table:table-cell>
          <table:table-cell table:formula="of:=[.G24]^2" office:value-type="float" office:value="0.237506002809264" calcext:value-type="float">
            <text:p>0.237506002809264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>
            <text:p>C</text:p>
          </table:table-cell>
          <table:table-cell table:formula="of:=0.5*SUM([.H23:.H24])" office:value-type="float" office:value="0.147067600934462" calcext:value-type="float">
            <text:p>0.147067600934462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dC</text:p>
          </table:table-cell>
          <table:table-cell table:formula="of:=[.H25]-[.H12]" office:value-type="float" office:value="-0.000000000300419855658873" calcext:value-type="float">
            <text:p>-3.00419855658873E-10</text:p>
          </table:table-cell>
          <table:table-cell/>
          <table:table-cell table:style-name="ce1"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dC/dw</text:p>
          </table:table-cell>
          <table:table-cell table:number-columns-repeated="2"/>
          <table:table-cell table:style-name="ce1" office:value-type="string" calcext:value-type="string">
            <text:p>W new</text:p>
          </table:table-cell>
          <table:table-cell/>
        </table:table-row>
        <table:table-row table:style-name="ro1">
          <table:table-cell table:number-columns-repeated="9"/>
          <table:table-cell table:formula="of:=[.$K$28]/[.M4]" office:value-type="float" office:value="-0.00300419855658873" calcext:value-type="float">
            <text:p>-0.003004198556589</text:p>
          </table:table-cell>
          <table:table-cell table:formula="of:=[.$K$28]/[.N4]" office:value-type="string" office:string-value="" calcext:value-type="error">
            <text:p>#DIV/0!</text:p>
          </table:table-cell>
          <table:table-cell/>
          <table:table-cell table:formula="of:=IF([.J4]&gt;0;[.A4]-[.$N$28]*[.J31];0)" office:value-type="float" office:value="-0.0996995801443411" calcext:value-type="float">
            <text:p>-0.099699580144341</text:p>
          </table:table-cell>
          <table:table-cell table:formula="of:=IF([.K4]&gt;0;[.B4]-[.$N$28]*[.K31];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$K$28]/[.M5]" office:value-type="string" office:string-value="" calcext:value-type="error">
            <text:p>#DIV/0!</text:p>
          </table:table-cell>
          <table:table-cell table:formula="of:=[.$K$28]/[.N5]" office:value-type="string" office:string-value="" calcext:value-type="error">
            <text:p>#DIV/0!</text:p>
          </table:table-cell>
          <table:table-cell/>
          <table:table-cell table:formula="of:=IF([.J5]&gt;0;[.A5]-[.$N$28]*[.J32];0)" office:value-type="float" office:value="0" calcext:value-type="float">
            <text:p>0</text:p>
          </table:table-cell>
          <table:table-cell table:formula="of:=IF([.K5]&gt;0;[.B5]-[.$N$28]*[.K32];0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dC/dv</text:p>
          </table:table-cell>
          <table:table-cell table:number-columns-repeated="2"/>
          <table:table-cell table:style-name="ce1" office:value-type="string" calcext:value-type="string">
            <text:p>V new</text:p>
          </table:table-cell>
          <table:table-cell/>
        </table:table-row>
        <table:table-row table:style-name="ro1">
          <table:table-cell table:number-columns-repeated="9"/>
          <table:table-cell table:formula="of:=[.$K$28]/[.M10]" office:value-type="string" office:string-value="" calcext:value-type="error">
            <text:p>#DIV/0!</text:p>
          </table:table-cell>
          <table:table-cell table:formula="of:=[.$K$28]/[.N10]" office:value-type="string" office:string-value="" calcext:value-type="error">
            <text:p>#DIV/0!</text:p>
          </table:table-cell>
          <table:table-cell/>
          <table:table-cell table:formula="of:=IF([.J10]&gt;0;[.A10]-[.$N$28]*[.J36];0)" office:value-type="float" office:value="0" calcext:value-type="float">
            <text:p>0</text:p>
          </table:table-cell>
          <table:table-cell table:formula="of:=IF([.K10]&gt;0;[.B10]-[.$N$28]*[.K36];0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$K$28]/[.M11]" office:value-type="string" office:string-value="" calcext:value-type="error">
            <text:p>#DIV/0!</text:p>
          </table:table-cell>
          <table:table-cell table:formula="of:=[.$K$28]/[.N11]" office:value-type="string" office:string-value="" calcext:value-type="error">
            <text:p>#DIV/0!</text:p>
          </table:table-cell>
          <table:table-cell/>
          <table:table-cell table:formula="of:=IF([.J11]&gt;0;[.A11]-[.$N$28]*[.J37];0)" office:value-type="float" office:value="0" calcext:value-type="float">
            <text:p>0</text:p>
          </table:table-cell>
          <table:table-cell table:formula="of:=IF([.K11]&gt;0;[.B11]-[.$N$28]*[.K37];0)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 table:number-rows-repeated="78">
          <table:table-cell table:number-columns-repeated="11"/>
        </table:table-row>
        <table:table-row table:style-name="ro1">
          <table:table-cell table:style-name="ce1" office:value-type="string" calcext:value-type="string">
            <text:p>Perceptr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ig(y)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formula="of:=[.A82]*[.C82]+[.B82]*[.C83]" office:value-type="float" office:value="0.075" calcext:value-type="float">
            <text:p>0.075</text:p>
          </table:table-cell>
          <table:table-cell table:formula="of:=1/(1+EXP(-[.D82]))" office:value-type="float" office:value="0.518741215878535" calcext:value-type="float">
            <text:p>0.518741215878535</text:p>
          </table:table-cell>
          <table:table-cell office:value-type="float" office:value="0.75" calcext:value-type="float">
            <text:p>0.75</text:p>
          </table:table-cell>
          <table:table-cell table:formula="of:=[.E82]-[.F82]" office:value-type="float" office:value="-0.231258784121465" calcext:value-type="float">
            <text:p>-0.231258784121465</text:p>
          </table:table-cell>
          <table:table-cell table:formula="of:=[.G82]^2" office:value-type="float" office:value="0.0534806252333383" calcext:value-type="float">
            <text:p>0.053480625233338</text:p>
          </table:table-cell>
          <table:table-cell/>
          <table:table-cell table:style-name="ce1" office:value-type="string" calcext:value-type="string">
            <text:p>dW</text:p>
          </table:table-cell>
          <table:table-cell table:style-name="ce1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A83]*[.C82]+[.B83]*[.C83]" office:value-type="float" office:value="0.125" calcext:value-type="float">
            <text:p>0.125</text:p>
          </table:table-cell>
          <table:table-cell table:formula="of:=1/(1+EXP(-[.D83]))" office:value-type="float" office:value="0.531209373373756" calcext:value-type="float">
            <text:p>0.531209373373756</text:p>
          </table:table-cell>
          <table:table-cell office:value-type="float" office:value="1" calcext:value-type="float">
            <text:p>1</text:p>
          </table:table-cell>
          <table:table-cell table:formula="of:=[.E83]-[.F83]" office:value-type="float" office:value="-0.468790626626244" calcext:value-type="float">
            <text:p>-0.468790626626244</text:p>
          </table:table-cell>
          <table:table-cell table:formula="of:=[.G83]^2" office:value-type="float" office:value="0.219764651612626" calcext:value-type="float">
            <text:p>0.219764651612626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C</text:p>
          </table:table-cell>
          <table:table-cell table:formula="of:=0.5*SUM([.H82:.H83])" office:value-type="float" office:value="0.136622638422982" calcext:value-type="float">
            <text:p>0.13662263842298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1" office:value-type="string" calcext:value-type="string">
            <text:p>dC</text:p>
          </table:table-cell>
          <table:table-cell table:formula="of:=[.H90]-[.H84]" office:value-type="float" office:value="-0.000000000144333683893549" calcext:value-type="float">
            <text:p>-1.44333683893549E-10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ig(y)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 table:number-columns-repeated="3"/>
        </table:table-row>
        <table:table-row table:style-name="ro1">
          <table:table-cell table:formula="of:=[.A82]+[.J83]" office:value-type="float" office:value="-0.09999999" calcext:value-type="float">
            <text:p>-0.09999999</text:p>
          </table:table-cell>
          <table:table-cell table:formula="of:=[.B82]+[.K83]" office:value-type="float" office:value="0.2" calcext:value-type="float">
            <text:p>0.2</text:p>
          </table:table-cell>
          <table:table-cell table:formula="of:=[.C82]" office:value-type="float" office:value="0.25" calcext:value-type="float">
            <text:p>0.25</text:p>
          </table:table-cell>
          <table:table-cell table:formula="of:=[.A88]*[.C88]+[.B88]*[.C89]" office:value-type="float" office:value="0.0750000025" calcext:value-type="float">
            <text:p>0.0750000025</text:p>
          </table:table-cell>
          <table:table-cell table:formula="of:=1/(1+EXP(-[.D88]))" office:value-type="float" office:value="0.518741216502657" calcext:value-type="float">
            <text:p>0.518741216502657</text:p>
          </table:table-cell>
          <table:table-cell table:formula="of:=[.F82]" office:value-type="float" office:value="0.75" calcext:value-type="float">
            <text:p>0.75</text:p>
          </table:table-cell>
          <table:table-cell table:formula="of:=[.E88]-[.F88]" office:value-type="float" office:value="-0.231258783497343" calcext:value-type="float">
            <text:p>-0.231258783497343</text:p>
          </table:table-cell>
          <table:table-cell table:formula="of:=[.G88]^2" office:value-type="float" office:value="0.0534806249446709" calcext:value-type="float">
            <text:p>0.053480624944671</text:p>
          </table:table-cell>
          <table:table-cell/>
          <table:table-cell table:style-name="ce1" office:value-type="string" calcext:value-type="string">
            <text:p>dC/dw</text:p>
          </table:table-cell>
          <table:table-cell/>
        </table:table-row>
        <table:table-row table:style-name="ro1">
          <table:table-cell table:formula="of:=[.A83]+[.J84]" office:value-type="float" office:value="-0.3" calcext:value-type="float">
            <text:p>-0.3</text:p>
          </table:table-cell>
          <table:table-cell table:formula="of:=[.B83]+[.K84]" office:value-type="float" office:value="0.4" calcext:value-type="float">
            <text:p>0.4</text:p>
          </table:table-cell>
          <table:table-cell table:formula="of:=[.C83]" office:value-type="float" office:value="0.5" calcext:value-type="float">
            <text:p>0.5</text:p>
          </table:table-cell>
          <table:table-cell table:formula="of:=[.A89]*[.C88]+[.B89]*[.C89]" office:value-type="float" office:value="0.125" calcext:value-type="float">
            <text:p>0.125</text:p>
          </table:table-cell>
          <table:table-cell table:formula="of:=1/(1+EXP(-[.D89]))" office:value-type="float" office:value="0.531209373373756" calcext:value-type="float">
            <text:p>0.531209373373756</text:p>
          </table:table-cell>
          <table:table-cell table:formula="of:=[.F83]" office:value-type="float" office:value="1" calcext:value-type="float">
            <text:p>1</text:p>
          </table:table-cell>
          <table:table-cell table:formula="of:=[.E89]-[.F89]" office:value-type="float" office:value="-0.468790626626244" calcext:value-type="float">
            <text:p>-0.468790626626244</text:p>
          </table:table-cell>
          <table:table-cell table:formula="of:=[.G89]^2" office:value-type="float" office:value="0.219764651612626" calcext:value-type="float">
            <text:p>0.219764651612626</text:p>
          </table:table-cell>
          <table:table-cell/>
          <table:table-cell table:formula="of:=[.$K$86]/[.J83]" office:value-type="float" office:value="-0.0144333683893549" calcext:value-type="float">
            <text:p>-0.014433368389355</text:p>
          </table:table-cell>
          <table:table-cell table:formula="of:=[.$K$86]/[.K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C</text:p>
          </table:table-cell>
          <table:table-cell table:formula="of:=0.5*SUM([.H88:.H89])" office:value-type="float" office:value="0.136622638278649" calcext:value-type="float">
            <text:p>0.136622638278649</text:p>
          </table:table-cell>
          <table:table-cell/>
          <table:table-cell table:formula="of:=[.$K$86]/[.J84]" office:value-type="string" office:string-value="" calcext:value-type="error">
            <text:p>#DIV/0!</text:p>
          </table:table-cell>
          <table:table-cell table:formula="of:=[.$K$86]/[.K84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2:49:46.727455909</meta:creation-date>
    <dc:date>2021-03-18T22:54:47.258778746</dc:date>
    <meta:editing-duration>PT52M18S</meta:editing-duration>
    <meta:editing-cycles>10</meta:editing-cycles>
    <meta:generator>LibreOffice/6.4.6.2$Linux_X86_64 LibreOffice_project/40$Build-2</meta:generator>
    <meta:document-statistic meta:table-count="3" meta:cell-count="265" meta:object-count="0"/>
  </office:meta>
</office:document-meta>
</file>